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2E00001BB700000A238520C878.wm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ymbol" svg:font-family="Symbol"/>
    <style:font-face style:name="FreeSans1" svg:font-family="FreeSans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808080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de" fo:country="CH" fo:font-style="normal" style:language-asian="de" style:country-asian="DE" style:font-style-asian="normal" style:font-style-complex="normal"/>
    </style:style>
    <style:style style:name="P4" style:family="paragraph" style:parent-style-name="Standard">
      <style:text-properties fo:language="de" fo:country="CH" style:language-asian="de" style:country-asian="DE"/>
    </style:style>
    <style:style style:name="P5" style:family="paragraph" style:parent-style-name="Footer">
      <style:paragraph-properties>
        <style:tab-stops>
          <style:tab-stop style:position="9.502cm" style:type="center"/>
          <style:tab-stop style:position="16.002cm" style:type="right"/>
        </style:tab-stops>
      </style:paragraph-properties>
    </style:style>
    <style:style style:name="P6" style:family="paragraph" style:parent-style-name="Standard">
      <style:paragraph-properties fo:margin-left="1.249cm" fo:margin-right="0cm" fo:text-indent="0cm" style:auto-text-indent="false"/>
    </style:style>
    <style:style style:name="P7" style:family="paragraph" style:parent-style-name="Standard">
      <style:paragraph-properties fo:margin-left="1.249cm" fo:margin-right="0cm" fo:text-indent="0cm" style:auto-text-indent="false"/>
      <style:text-properties fo:language="en" fo:country="US"/>
    </style:style>
    <style:style style:name="P8" style:family="paragraph" style:parent-style-name="Standard" style:list-style-name="L1">
      <style:text-properties fo:font-style="normal" style:font-style-asian="normal" style:font-style-complex="normal"/>
    </style:style>
    <style:style style:name="P9" style:family="paragraph" style:parent-style-name="Standard" style:list-style-name="WWNum27">
      <style:text-properties fo:font-style="normal" style:font-style-asian="normal" style:font-style-complex="normal"/>
    </style:style>
    <style:style style:name="P10" style:family="paragraph" style:parent-style-name="Standard" style:list-style-name="WWNum27">
      <style:paragraph-properties fo:margin-left="0.635cm" fo:margin-right="0.025cm" fo:text-indent="-0.635cm" style:auto-text-indent="false">
        <style:tab-stops/>
      </style:paragraph-properties>
      <style:text-properties fo:font-style="normal" style:font-style-asian="normal" style:font-style-complex="normal"/>
    </style:style>
    <style:style style:name="P11" style:family="paragraph" style:parent-style-name="Heading_20_1">
      <style:paragraph-properties fo:margin-top="0.106cm" fo:margin-bottom="0.106cm"/>
    </style:style>
    <style:style style:name="P12" style:family="paragraph" style:parent-style-name="Heading_20_1">
      <style:paragraph-properties fo:margin-top="0.106cm" fo:margin-bottom="0.106cm"/>
      <style:text-properties fo:font-size="14pt" style:font-size-asian="14pt" style:font-size-complex="14pt"/>
    </style:style>
    <style:style style:name="P13" style:family="paragraph">
      <style:paragraph-properties fo:text-align="start"/>
      <style:text-properties fo:font-size="18pt"/>
    </style:style>
    <style:style style:name="T1" style:family="text">
      <style:text-properties fo:color="#808080"/>
    </style:style>
    <style:style style:name="T2" style:family="text">
      <style:text-properties fo:color="#808080" fo:language="en" fo:country="US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italic" style:font-size-asian="14pt" style:font-style-asian="italic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name="Picture 1" draw:style-name="gr1" draw:text-style-name="P13" svg:width="3.112cm" svg:height="1.138cm" svg:x="0cm" svg:y="0cm">
        <draw:image xlink:href="Pictures/2000002E00001BB700000A238520C878.wmf" xlink:type="simple" xlink:show="embed" xlink:actuate="onLoad">
          <text:p/>
        </draw:image>
      </draw:frame>
      <text:section text:style-name="Sect1" text:name="TextSection">
        <text:p text:style-name="Title">Projektantrag <text:span text:style-name="T3">BierIdee</text:span></text:p>
        <text:h text:style-name="P11" text:outline-level="1"><text:span text:style-name="T5">Datum: </text:span><text:span text:style-name="T6">24. Februar <text:s/>2012, Aus</text:span><text:bookmark text:name="_GoBack"/><text:span text:style-name="T6">gabe 1.0</text:span></text:h>
        <text:h text:style-name="P12" text:outline-level="1">Team </text:h>
        <text:list xml:id="list759275905" text:style-name="L1">
          <text:list-item>
            <text:p text:style-name="P8">Jonas Furrer <text:a xlink:type="simple" xlink:href="mailto:jfurrer@hsr.ch">jfurrer@hsr.ch</text:a></text:p>
          </text:list-item>
          <text:list-item>
            <text:p text:style-name="P8">Christian Fässler <text:a xlink:type="simple" xlink:href="mailto:cfaessle@hsr.ch">cfaessle@hsr.ch</text:a></text:p>
          </text:list-item>
          <text:list-item>
            <text:p text:style-name="P8">Danilo Bargen <text:a xlink:type="simple" xlink:href="mailto:dbargen@hsr.ch">dbargen@hsr.ch</text:a></text:p>
          </text:list-item>
        </text:list>
        <text:p text:style-name="Standard"/>
        <text:p text:style-name="P7">X Di 13-14</text:p>
        <text:p text:style-name="P7">X Di 14-15</text:p>
        <text:p text:style-name="P6">X Di 15-16</text:p>
        <text:p text:style-name="P6">X Di 16-17</text:p>
        <text:p text:style-name="Standard"/>
        <text:h text:style-name="P12" text:outline-level="1">Antrag Virtueller Server</text:h>
        <text:p text:style-name="P4">Kein virtueller Server benötigt.</text:p>
        <text:p text:style-name="P2"/>
        <text:h text:style-name="P12" text:outline-level="1">Motivation </text:h>
        <text:p text:style-name="P3">Wir möchten eine Android-App entwickeln, welche einfach benutzbar ist, sozial ausgerichtet ist und Spass macht. Daneben wollen wir mit den gesammelten Benutzerdaten hilfreiche Emfpehlungen und Auswertugen erstellen können.</text:p>
        <text:p text:style-name="Standard"/>
        <text:h text:style-name="P12" text:outline-level="1">Programmidee</text:h>
        <text:p text:style-name="Standard">Unser Ziel ist eine <text:span text:style-name="T7">mobile App für Android</text:span> zu entwickeln, welche sich primär um <text:span text:style-name="T7">Bier und Biersorten</text:span> dreht. </text:p>
        <text:p text:style-name="Standard">Man soll Biersorten <text:span text:style-name="T7">bewerten, beschreiben und taggen</text:span> können, weiterhin soll man <text:span text:style-name="T7">Informationen</text:span> zu den Sorten erhalten und der <text:span text:style-name="T7">soziale Faktor</text:span> soll zentral vertreten sein. Dabei sollen auch <text:span text:style-name="T7">automatische Empfehlungen</text:span> ähnlich wie bei <text:span text:style-name="T4">last.fm </text:span><text:span text:style-name="T8">oder</text:span><text:span text:style-name="T4"> Amazon </text:span>möglich sein: Vorlieben der Person A sind potentielle Vorlieben der Person B, wenn sich ihr Biergeschmack stark ähnelt.</text:p>
        <text:p text:style-name="Standard">Auch <text:span text:style-name="T7">location-basierte Features</text:span> können eingebaut werden, wie zB. eine Karte mit Bars oder anderen Lokalen in der Umgebung (möglicherweise mit Daten aus OpenStreetMap) oder Preise in der Umgebung. Die <text:span text:style-name="T7">Aktivitäten der Nutzer</text:span> sollten ähnlich wie auf Twitter in einem Stream dargestellt werden.</text:p>
        <text:p text:style-name="Standard"/>
        <text:h text:style-name="P12" text:outline-level="1">Realisierung</text:h>
        <text:list xml:id="list918289656" text:style-name="WWNum27">
          <text:list-item>
            <text:p text:style-name="P9">Client: Android SDK / Java</text:p>
          </text:list-item>
          <text:list-item>
            <text:p text:style-name="P9">Server: Linux, PostgreSQL, Java, ORM (noch nicht definiert), REST Framework (noch nicht definiert)</text:p>
          </text:list-item>
          <text:list-item>
            <text:p text:style-name="P9">Schnittstelle Server-Client: HTTP / REST</text:p>
          </text:list-item>
          <text:list-item>
            <text:p text:style-name="P9">Schnittstelle zu User: Vorerst nur via App, später möglicherweise via Web</text:p>
          </text:list-item>
          <text:list-item>
            <text:p text:style-name="P9">Datenhaltung: Relationale Datenbank</text:p>
          </text:list-item>
          <text:list-item>
            <text:p text:style-name="P10">Werkzeuge: Eclipse, Android Tools, Git, Github, Jenkins, Redmine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ymbol" svg:font-family="Symbol"/>
    <style:font-face style:name="FreeSans1" svg:font-family="FreeSans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CH" style:letter-kerning="true" style:font-size-asian="10pt" style:language-asian="de" style:country-asian="CH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Calibri" fo:font-size="11pt" style:font-size-asian="11pt" style:language-asian="de" style:country-asian="DE" style:font-name-complex="Calibri1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106cm" fo:keep-with-next="always"/>
      <style:text-properties fo:color="#548dd4" fo:font-size="13pt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423cm" fo:margin-bottom="0.106cm" fo:text-indent="0cm" style:auto-text-indent="false" fo:keep-with-next="always"/>
      <style:text-properties fo:color="#548dd4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fo:keep-with-next="always"/>
      <style:text-properties fo:color="#548dd4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fo:keep-with-next="always"/>
      <style:text-properties fo:color="#548dd4" fo:font-size="14pt" style:font-size-asian="14pt" style:font-size-complex="14pt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23cm" fo:margin-bottom="0.106cm"/>
      <style:text-properties fo:color="#548dd4" style:font-name="Cambria" fo:font-size="12pt" fo:font-weight="bold" style:font-size-asian="12pt" style:font-weight-asian="bold" style:font-size-complex="12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23cm" fo:margin-bottom="0.106cm"/>
      <style:text-properties fo:color="#548dd4" style:font-name="Cambria" fo:font-size="12pt" style:font-size-asian="12pt" style:font-size-complex="12pt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423cm" fo:margin-bottom="0.106cm"/>
      <style:text-properties fo:font-size="10pt" style:font-size-asian="10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/>
      <style:text-properties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fo:text-align="center" style:justify-single-word="false"/>
      <style:text-properties fo:color="#17365d" fo:font-size="18pt" fo:letter-spacing="0.009cm" fo:font-weight="bold" style:letter-kerning="true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keep-together="always" text:number-lines="false" text:line-number="0"/>
      <style:text-properties fo:color="#365f91" fo:font-size="14pt" fo:font-weight="bold" style:letter-kerning="true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aption" style:family="paragraph" style:parent-style-name="Standard" style:default-outline-level="">
      <style:paragraph-properties fo:margin-top="0.212cm" fo:margin-bottom="0.212cm"/>
      <style:text-properties fo:font-weight="bold" style:font-weight-asian="bold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548dd4" style:font-name="Calibri" fo:font-size="16pt" fo:font-weight="bold" style:letter-kerning="true" style:font-size-asian="16pt" style:language-asian="de" style:country-asian="DE" style:font-weight-asian="bold" style:font-name-complex="Calibri1" style:font-size-complex="16pt"/>
    </style:style>
    <style:style style:name="Heading_20_2_20_Char" style:display-name="Heading 2 Char" style:family="text">
      <style:text-properties fo:color="#548dd4" style:font-name="Calibri" fo:font-size="16pt" style:font-size-asian="16pt" style:language-asian="de" style:country-asian="DE" style:font-name-complex="Calibri1" style:font-size-complex="16pt"/>
    </style:style>
    <style:style style:name="Heading_20_3_20_Char" style:display-name="Heading 3 Char" style:family="text" style:parent-style-name="Default_20_Paragraph_20_Font">
      <style:text-properties fo:color="#548dd4" style:font-name="Calibri" fo:font-size="14pt" fo:font-weight="bold" style:font-size-asian="14pt" style:language-asian="de" style:country-asian="DE" style:font-weight-asian="bold" style:font-name-complex="Calibri1" style:font-size-complex="14pt"/>
    </style:style>
    <style:style style:name="Heading_20_4_20_Char" style:display-name="Heading 4 Char" style:family="text" style:parent-style-name="Default_20_Paragraph_20_Font">
      <style:text-properties fo:color="#548dd4" style:font-name="Calibri" fo:font-size="14pt" style:font-size-asian="14pt" style:language-asian="de" style:country-asian="DE" style:font-name-complex="Calibri1" style:font-size-complex="14pt"/>
    </style:style>
    <style:style style:name="Header_20_Char" style:display-name="Header Char" style:family="text" style:parent-style-name="Default_20_Paragraph_20_Font">
      <style:text-properties style:font-name="Arial1" style:language-asian="de" style:country-asian="DE" style:font-size-complex="12pt"/>
    </style:style>
    <style:style style:name="Footer_20_Char" style:display-name="Footer Char" style:family="text" style:parent-style-name="Default_20_Paragraph_20_Font">
      <style:text-properties style:font-name="Arial1" style:language-asian="de" style:country-asian="D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de" style:country-asian="DE" style:font-name-complex="Tahoma1" style:font-size-complex="8pt"/>
    </style:style>
    <style:style style:name="Title_20_Char" style:display-name="Title Char" style:family="text" style:parent-style-name="Default_20_Paragraph_20_Font">
      <style:text-properties fo:color="#17365d" style:font-name="Calibri" fo:font-size="18pt" fo:letter-spacing="0.009cm" fo:font-weight="bold" style:letter-kerning="true" style:font-size-asian="18pt" style:language-asian="de" style:country-asian="DE" style:font-weight-asian="bold" style:font-name-complex="Calibri1" style:font-size-complex="18pt"/>
    </style:style>
    <style:style style:name="Heading_20_5_20_Char" style:display-name="Heading 5 Char" style:family="text" style:parent-style-name="Default_20_Paragraph_20_Font">
      <style:text-properties fo:color="#548dd4" style:font-name="Cambria" fo:font-size="12pt" fo:font-weight="bold" style:font-size-asian="12pt" style:language-asian="de" style:country-asian="DE" style:font-weight-asian="bold" style:font-name-complex="Calibri1" style:font-size-complex="12pt"/>
    </style:style>
    <style:style style:name="Heading_20_6_20_Char" style:display-name="Heading 6 Char" style:family="text" style:parent-style-name="Default_20_Paragraph_20_Font">
      <style:text-properties fo:color="#548dd4" style:font-name="Cambria" fo:font-size="12pt" style:font-size-asian="12pt" style:language-asian="de" style:country-asian="DE" style:font-name-complex="Calibri1" style:font-size-complex="12pt"/>
    </style:style>
    <style:style style:name="Heading_20_7_20_Char" style:display-name="Heading 7 Char" style:family="text" style:parent-style-name="Default_20_Paragraph_20_Font">
      <style:text-properties style:font-name="Calibri" style:language-asian="de" style:country-asian="DE" style:font-name-complex="Calibri1" style:font-size-complex="11pt"/>
    </style:style>
    <style:style style:name="Heading_20_8_20_Char" style:display-name="Heading 8 Char" style:family="text" style:parent-style-name="Default_20_Paragraph_20_Font">
      <style:text-properties style:font-name="Calibri" fo:font-style="italic" style:language-asian="de" style:country-asian="DE" style:font-style-asian="italic" style:font-name-complex="Calibri1" style:font-size-complex="11pt"/>
    </style:style>
    <style:style style:name="Heading_20_9_20_Char" style:display-name="Heading 9 Char" style:family="text" style:parent-style-name="Default_20_Paragraph_20_Font">
      <style:text-properties style:font-name="Calibri" fo:font-size="9pt" fo:font-style="italic" fo:font-weight="bold" style:font-size-asian="9pt" style:language-asian="de" style:country-asian="DE" style:font-style-asian="italic" style:font-weight-asian="bold" style:font-name-complex="Calibri1" style:font-size-complex="11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2.1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5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28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9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6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38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08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978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4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Anhang " style:num-suffix=": " style:num-format="A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color="#808080"/>
    </style:style>
    <style:style style:name="MP2" style:family="paragraph" style:parent-style-name="Footer">
      <style:paragraph-properties>
        <style:tab-stops>
          <style:tab-stop style:position="9.502cm" style:type="center"/>
          <style:tab-stop style:position="16.002cm" style:type="right"/>
        </style:tab-stops>
      </style:paragraph-properties>
    </style:style>
    <style:style style:name="MT1" style:family="text">
      <style:text-properties fo:color="#808080" fo:language="en" fo:country="US"/>
    </style:style>
    <style:style style:name="MT2" style:family="text">
      <style:text-properties fo:color="#808080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number:date-style style:name="N5120" number:language="en" number:country="US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Standard"><draw:frame draw:style-name="Mfr1" draw:name="Picture 1" text:anchor-type="as-char" svg:width="3.106cm" svg:height="1.138cm" draw:z-index="0"><draw:image xlink:href="Pictures/2000002E00001BB700000A238520C878.wmf" xlink:type="simple" xlink:show="embed" xlink:actuate="onLoad"/><svg:title>Macintosh HD:Users:hansrudin:2011:6-HSR:Infrastruktur:HSR-IFS-Logos:HSR_Logo.emf</svg:title></draw:frame><text:span text:style-name="MT1">Software Engineering 2 Projekt Frühling 2012</text:span></text:p>
        <text:p text:style-name="Standard"><text:span text:style-name="MT2">Projekt</text:span><text:span text:style-name="MT1">: BierIdee</text:span></text:p>
        <text:p text:style-name="MP1"/>
        <text:p text:style-name="Header"/>
      </style:header>
      <style:footer>
        <text:p text:style-name="MP2"><text:span text:style-name="MT2">Dokument: </text:span><text:file-name text:display="name">Projektantrag</text:file-name><text:span text:style-name="MT2"><text:tab/>Version: 1<text:tab/>Datum: </text:span><text:time style:data-style-name="N5120" text:time-value="2012-02-23T17:32:14">23.02.2012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urbi</meta:initial-creator>
    <meta:editing-cycles>7</meta:editing-cycles>
    <meta:creation-date>2012-02-18T16:40:00</meta:creation-date>
    <dc:date>2012-02-23T17:32:14</dc:date>
    <meta:editing-duration>PT2H21M47S</meta:editing-duration>
    <meta:generator>LibreOffice/3.4$Unix LibreOffice_project/340m1$Build-502</meta:generator>
    <meta:document-statistic meta:table-count="0" meta:image-count="1" meta:object-count="0" meta:page-count="1" meta:paragraph-count="28" meta:word-count="255" meta:character-count="1747" meta:non-whitespace-character-count="15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\Schule\Unterlagen\2011 - HS\Semesterarbeit\SEPenv\Formatvorlage\Formatvorlage.dotx" xlink:href=""/>
  </office:meta>
</office:document-meta>
</file>